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6098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10M48.605S">
            <text:p>12:10:48.6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10M48.655S">
            <text:p>12:10:48.6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10M48.705S">
            <text:p>12:10:48.71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10M48.756S">
            <text:p>12:10:48.7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10M48.806S">
            <text:p>12:10:48.8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10M48.857S">
            <text:p>12:10:48.86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10M48.907S">
            <text:p>12:10:48.9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10M48.957S">
            <text:p>12:10:48.96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10M49.008S">
            <text:p>12:10:49.01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10M49.058S">
            <text:p>12:10:49.0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10M49.112S">
            <text:p>12:10:49.1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10M49.012S">
            <text:p>12:10:49.01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10M48.611S">
            <text:p>12:10:48.6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10M49.162S">
            <text:p>12:10:49.1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10M48.961S">
            <text:p>12:10:48.96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10M49.212S">
            <text:p>12:10:49.2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10M48.911S">
            <text:p>12:10:48.9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10M49.262S">
            <text:p>12:10:49.2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10M49.313S">
            <text:p>12:10:49.3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10M48.76S">
            <text:p>12:10:48.7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598">
            <text:p>598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10M49.362S">
            <text:p>12:10:49.3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10M48.861S">
            <text:p>12:10:48.86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10M48.71S">
            <text:p>12:10:48.71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10M49.414S">
            <text:p>12:10:49.4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10M48.81S">
            <text:p>12:10:48.8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10M48.66S">
            <text:p>12:10:48.6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10M49.463S">
            <text:p>12:10:49.4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10M49.317S">
            <text:p>12:10:49.3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10M49.266S">
            <text:p>12:10:49.2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10M49.514S">
            <text:p>12:10:49.5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10M49.227S">
            <text:p>12:10:49.23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10M49.563S">
            <text:p>12:10:49.5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10M49.217S">
            <text:p>12:10:49.2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10M49.138S">
            <text:p>12:10:49.14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10M49.166S">
            <text:p>12:10:49.1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10M49.116S">
            <text:p>12:10:49.1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730">
            <text:p>73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10M49.183S">
            <text:p>12:10:49.18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10M49.062S">
            <text:p>12:10:49.0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10M49.64S">
            <text:p>12:10:49.6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10M49.568S">
            <text:p>12:10:49.5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10M49.561S">
            <text:p>12:10:49.56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10M49.925S">
            <text:p>12:10:49.93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10M49.519S">
            <text:p>12:10:49.5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10M49.518S">
            <text:p>12:10:49.5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10M49.128S">
            <text:p>12:10:49.13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10M49.506S">
            <text:p>12:10:49.5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10M49.447S">
            <text:p>12:10:49.45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10M49.435S">
            <text:p>12:10:49.44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658">
            <text:p>658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10M49.393S">
            <text:p>12:10:49.39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10M49.418S">
            <text:p>12:10:49.4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10M49.367S">
            <text:p>12:10:49.3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10M50.094S">
            <text:p>12:10:50.09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10M50.343S">
            <text:p>12:10:50.34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10M49.36S">
            <text:p>12:10:49.36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039">
            <text:p>1039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10M49.377S">
            <text:p>12:10:49.38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10M49.467S">
            <text:p>12:10:49.4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962">
            <text:p>96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10M50.088S">
            <text:p>12:10:50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10M50.452S">
            <text:p>12:10:50.45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10M49.992S">
            <text:p>12:10:49.99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10M50.474S">
            <text:p>12:10:50.47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10M50.007S">
            <text:p>12:10:50.0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75">
            <text:p>47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10M49.977S">
            <text:p>12:10:49.9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10M50.484S">
            <text:p>12:10:50.4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10M49.946S">
            <text:p>12:10:49.9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10M50.505S">
            <text:p>12:10:50.5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10M49.899S">
            <text:p>12:10:49.9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10M50.109S">
            <text:p>12:10:50.11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10M50.54S">
            <text:p>12:10:50.54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10M49.877S">
            <text:p>12:10:49.8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10M49.867S">
            <text:p>12:10:49.87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10M50.574S">
            <text:p>12:10:50.57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10M49.852S">
            <text:p>12:10:49.8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10M49.889S">
            <text:p>12:10:49.8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10M50.598S">
            <text:p>12:10:50.6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10M49.74S">
            <text:p>12:10:49.7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10M49.724S">
            <text:p>12:10:49.72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917">
            <text:p>917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10M50.643S">
            <text:p>12:10:50.64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10M50.195S">
            <text:p>12:10:50.2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10M50.402S">
            <text:p>12:10:50.40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10M50.752S">
            <text:p>12:10:50.75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10M50.431S">
            <text:p>12:10:50.4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10M50.512S">
            <text:p>12:10:50.5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10M50.791S">
            <text:p>12:10:50.7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10M50.526S">
            <text:p>12:10:50.5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10M50.804S">
            <text:p>12:10:50.8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10M50.561S">
            <text:p>12:10:50.5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10M50.824S">
            <text:p>12:10:50.8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10M50.588S">
            <text:p>12:10:50.5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10M50.841S">
            <text:p>12:10:50.8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10M50.625S">
            <text:p>12:10:50.6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10M50.861S">
            <text:p>12:10:50.8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10M50.176S">
            <text:p>12:10:50.1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10M50.681S">
            <text:p>12:10:50.6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10M50.888S">
            <text:p>12:10:50.8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10M50.415S">
            <text:p>12:10:50.42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10M50.921S">
            <text:p>12:10:50.92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10M50.78S">
            <text:p>12:10:50.7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10M50.932S">
            <text:p>12:10:50.9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10M50.879S">
            <text:p>12:10:50.8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10M50.957S">
            <text:p>12:10:50.9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10M49.929S">
            <text:p>12:10:49.93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113">
            <text:p>211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10M52.044S">
            <text:p>12:10:52.04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10M52.076S">
            <text:p>12:10:52.0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10M52.082S">
            <text:p>12:10:52.08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10M52.087S">
            <text:p>12:10:52.0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10M50.346S">
            <text:p>12:10:50.35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045">
            <text:p>204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10M52.393S">
            <text:p>12:10:52.39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10M52.433S">
            <text:p>12:10:52.43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10M52.439S">
            <text:p>12:10:52.44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10M52.443S">
            <text:p>12:10:52.4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10M50.507S">
            <text:p>12:10:50.5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000">
            <text:p>200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10M50.457S">
            <text:p>12:10:50.46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066">
            <text:p>206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10M52.508S">
            <text:p>12:10:52.5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10M50.48S">
            <text:p>12:10:50.4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075">
            <text:p>207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10M52.555S">
            <text:p>12:10:52.5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10M52.57S">
            <text:p>12:10:52.5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10M52.575S">
            <text:p>12:10:52.5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10M52.525S">
            <text:p>12:10:52.53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10M52.584S">
            <text:p>12:10:52.58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10M52.59S">
            <text:p>12:10:52.59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10M52.594S">
            <text:p>12:10:52.59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10M52.558S">
            <text:p>12:10:52.56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10M52.611S">
            <text:p>12:10:52.61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10M52.617S">
            <text:p>12:10:52.62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10M52.621S">
            <text:p>12:10:52.62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10M50.517S">
            <text:p>12:10:50.5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142">
            <text:p>214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10M52.66S">
            <text:p>12:10:52.6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10M52.714S">
            <text:p>12:10:52.7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10M52.721S">
            <text:p>12:10:52.7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10M52.725S">
            <text:p>12:10:52.7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10M50.615S">
            <text:p>12:10:50.6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144">
            <text:p>214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10M52.761S">
            <text:p>12:10:52.7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10M52.8S">
            <text:p>12:10:52.8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10M52.807S">
            <text:p>12:10:52.8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10M52.811S">
            <text:p>12:10:52.8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10M50.757S">
            <text:p>12:10:50.76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058">
            <text:p>205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10M52.816S">
            <text:p>12:10:52.8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10M50.873S">
            <text:p>12:10:50.8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990">
            <text:p>199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10M52.859S">
            <text:p>12:10:52.8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10M52.871S">
            <text:p>12:10:52.87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10M52.88S">
            <text:p>12:10:52.8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10M50.656S">
            <text:p>12:10:50.66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228">
            <text:p>222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10M50.86S">
            <text:p>12:10:50.8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058">
            <text:p>205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10M52.865S">
            <text:p>12:10:52.8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10M52.938S">
            <text:p>12:10:52.9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10M52.955S">
            <text:p>12:10:52.9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10M52.96S">
            <text:p>12:10:52.9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10M52.886S">
            <text:p>12:10:52.89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10M52.968S">
            <text:p>12:10:52.97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10M52.977S">
            <text:p>12:10:52.98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10M52.921S">
            <text:p>12:10:52.9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10M52.984S">
            <text:p>12:10:52.9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10M50.811S">
            <text:p>12:10:50.8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180">
            <text:p>218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10M52.983S">
            <text:p>12:10:52.9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10M52.996S">
            <text:p>12:10:53.0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10M53S">
            <text:p>12:10:53.0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10M52.992S">
            <text:p>12:10:52.9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10M50.904S">
            <text:p>12:10:50.9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131">
            <text:p>213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10M53.036S">
            <text:p>12:10:53.0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10M53.046S">
            <text:p>12:10:53.0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10M53.051S">
            <text:p>12:10:53.0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10M50.929S">
            <text:p>12:10:50.93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131">
            <text:p>213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10M53.037S">
            <text:p>12:10:53.0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10M53.087S">
            <text:p>12:10:53.0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10M50.964S">
            <text:p>12:10:50.9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140">
            <text:p>214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10M53.102S">
            <text:p>12:10:53.1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10M53.111S">
            <text:p>12:10:53.1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10M53.061S">
            <text:p>12:10:53.06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10M50.945S">
            <text:p>12:10:50.9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186">
            <text:p>218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10M53.13S">
            <text:p>12:10:53.13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10M53.14S">
            <text:p>12:10:53.14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10M53.145S">
            <text:p>12:10:53.15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10M53.105S">
            <text:p>12:10:53.1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10M53.176S">
            <text:p>12:10:53.1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10M53.183S">
            <text:p>12:10:53.1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10M53.132S">
            <text:p>12:10:53.1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10M53.189S">
            <text:p>12:10:53.1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10M53.19S">
            <text:p>12:10:53.1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10M53.197S">
            <text:p>12:10:53.2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10M53.201S">
            <text:p>12:10:53.2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10M50.829S">
            <text:p>12:10:50.8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506">
            <text:p>250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10M53.336S">
            <text:p>12:10:53.3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10M53.377S">
            <text:p>12:10:53.3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10M53.383S">
            <text:p>12:10:53.3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10M53.387S">
            <text:p>12:10:53.3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10M50.582S">
            <text:p>12:10:50.58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286">
            <text:p>328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10M53.869S">
            <text:p>12:10:53.87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10M53.928S">
            <text:p>12:10:53.9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10M53.935S">
            <text:p>12:10:53.94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10M53.939S">
            <text:p>12:10:53.9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10M50.545S">
            <text:p>12:10:50.55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3494">
            <text:p>349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10M54.044S">
            <text:p>12:10:54.04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10M54.085S">
            <text:p>12:10:54.0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10M54.091S">
            <text:p>12:10:54.09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10M54.096S">
            <text:p>12:10:54.10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10M50.796S">
            <text:p>12:10:50.8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387">
            <text:p>338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10M54.185S">
            <text:p>12:10:54.1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10M54.224S">
            <text:p>12:10:54.2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10M54.231S">
            <text:p>12:10:54.2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10M54.235S">
            <text:p>12:10:54.2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49:00.04</dc:date>
    <meta:document-statistic meta:table-count="1" meta:cell-count="1407" meta:object-count="0"/>
    <meta:generator>OpenOffice.org/3.2$Win32 OpenOffice.org_project/320m12$Build-9483</meta:generator>
  </office:meta>
</office:document-meta>
</file>